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ymbol" svg:font-family="'Segoe UI Symbol'" style:font-family-generic="roman"/>
    <style:font-face style:name="Wingdings" svg:font-family="Wingdings" style:font-family-generic="system" style:font-pitch="variable" style:font-charset="x-symbol"/>
  </office:font-face-decls>
  <office:automatic-styles>
    <style:style style:name="P1" style:family="paragraph" style:parent-style-name="Normal">
      <style:paragraph-properties fo:margin-left="0.042cm" fo:margin-right="0cm" fo:margin-top="0cm" fo:margin-bottom="0cm" style: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009cm" fo:margin-right="0cm" fo:margin-top="0cm" fo:margin-bottom="0.307cm" style:contextual-spacing="false" fo:line-height="107%" fo:text-indent="0cm" style:auto-text-indent="false">
        <style:tab-stops/>
      </style:paragraph-properties>
      <style:text-properties officeooo:paragraph-rsid="001444ef"/>
    </style:style>
    <style:style style:name="P3" style:family="paragraph" style:parent-style-name="Normal">
      <style:paragraph-properties fo:margin-left="-0.009cm" fo:margin-right="0cm" fo:margin-top="0cm" fo:margin-bottom="0.206cm" style:contextual-spacing="false" fo:line-height="107%" fo:text-indent="0cm" style:auto-text-indent="false">
        <style:tab-stops/>
      </style:paragraph-properties>
      <style:text-properties officeooo:paragraph-rsid="001444ef"/>
    </style:style>
    <style:style style:name="P4" style:family="paragraph" style:parent-style-name="Normal">
      <style:paragraph-properties fo:margin-left="0cm" fo:margin-right="0cm" fo:margin-top="0cm" fo:margin-bottom="0.935cm" style:contextual-spacing="false" fo:line-height="107%" fo:text-indent="0cm" style:auto-text-indent="false">
        <style:tab-stops/>
      </style:paragraph-properties>
      <style:text-properties officeooo:paragraph-rsid="001444ef"/>
    </style:style>
    <style:style style:name="P5" style:family="paragraph" style:parent-style-name="Normal">
      <style:paragraph-properties fo:margin-left="0cm" fo:margin-right="0cm" fo:margin-top="0cm" fo:margin-bottom="0.309cm" style:contextual-spacing="false" fo:line-height="107%" fo:text-indent="0cm" style:auto-text-indent="false">
        <style:tab-stops/>
      </style:paragraph-properties>
      <style:text-properties officeooo:paragraph-rsid="001444ef"/>
    </style:style>
    <style:style style:name="P6" style:family="paragraph" style:parent-style-name="Normal">
      <style:paragraph-properties fo:margin-left="0cm" fo:margin-right="0cm" fo:margin-top="0cm" fo:margin-bottom="0.279cm" style:contextual-spacing="false" fo:line-height="107%" fo:text-indent="0cm" style:auto-text-indent="false">
        <style:tab-stops/>
      </style:paragraph-properties>
      <style:text-properties officeooo:paragraph-rsid="001444ef"/>
    </style:style>
    <style:style style:name="P7" style:family="paragraph" style:parent-style-name="Normal">
      <style:paragraph-properties fo:margin-left="0cm" fo:margin-right="0cm" fo:margin-top="0cm" fo:margin-bottom="0.282cm" style:contextual-spacing="false" fo:line-height="107%" fo:text-indent="0cm" style:auto-text-indent="false">
        <style:tab-stops/>
      </style:paragraph-properties>
      <style:text-properties officeooo:paragraph-rsid="001444ef"/>
    </style:style>
    <style:style style:name="P8" style:family="paragraph" style:parent-style-name="Normal">
      <style:paragraph-properties fo:margin-left="0cm" fo:margin-right="0cm" fo:margin-top="0cm" fo:margin-bottom="0cm" style:contextual-spacing="false" fo:line-height="107%" fo:text-indent="0cm" style:auto-text-indent="false">
        <style:tab-stops/>
      </style:paragraph-properties>
      <style:text-properties officeooo:paragraph-rsid="001444ef"/>
    </style:style>
    <style:style style:name="P9" style:family="paragraph" style:parent-style-name="Normal">
      <style:paragraph-properties fo:margin-left="-0.009cm" fo:margin-right="0cm" fo:text-indent="0cm" style:auto-text-indent="false">
        <style:tab-stops/>
      </style:paragraph-properties>
      <style:text-properties officeooo:paragraph-rsid="001444ef"/>
    </style:style>
    <style:style style:name="P10" style:family="paragraph" style:parent-style-name="Normal">
      <style:paragraph-properties fo:margin-left="-0.009cm" fo:margin-right="0cm" fo:margin-top="0cm" fo:margin-bottom="0.926cm" style:contextual-spacing="false" fo:text-indent="0cm" style:auto-text-indent="false">
        <style:tab-stops/>
      </style:paragraph-properties>
      <style:text-properties officeooo:paragraph-rsid="001444ef"/>
    </style:style>
    <style:style style:name="P11" style:family="paragraph" style:parent-style-name="Normal">
      <style:paragraph-properties fo:margin-left="-0.009cm" fo:margin-right="0cm" fo:margin-top="0cm" fo:margin-bottom="0.437cm" style:contextual-spacing="false" fo:text-indent="0cm" style:auto-text-indent="false">
        <style:tab-stops/>
      </style:paragraph-properties>
      <style:text-properties officeooo:paragraph-rsid="001444ef"/>
    </style:style>
    <style:style style:name="P12" style:family="paragraph" style:parent-style-name="Normal">
      <style:paragraph-properties fo:margin-left="-0.009cm" fo:margin-right="0cm" fo:margin-top="0cm" fo:margin-bottom="0.434cm" style:contextual-spacing="false" fo:text-indent="0cm" style:auto-text-indent="false">
        <style:tab-stops/>
      </style:paragraph-properties>
      <style:text-properties officeooo:paragraph-rsid="001444ef"/>
    </style:style>
    <style:style style:name="P13" style:family="paragraph" style:parent-style-name="Normal">
      <style:paragraph-properties fo:margin-left="-0.009cm" fo:margin-right="0cm" fo:margin-top="0cm" fo:margin-bottom="0.439cm" style:contextual-spacing="false" fo:text-indent="0cm" style:auto-text-indent="false">
        <style:tab-stops/>
      </style:paragraph-properties>
      <style:text-properties officeooo:paragraph-rsid="001444ef"/>
    </style:style>
    <style:style style:name="P14" style:family="paragraph" style:parent-style-name="Normal">
      <style:paragraph-properties fo:margin-left="-0.009cm" fo:margin-right="0cm" fo:margin-top="0cm" fo:margin-bottom="0.455cm" style:contextual-spacing="false" fo:text-indent="0cm" style:auto-text-indent="false">
        <style:tab-stops/>
      </style:paragraph-properties>
      <style:text-properties officeooo:paragraph-rsid="001444ef"/>
    </style:style>
    <style:style style:name="P15" style:family="paragraph" style:parent-style-name="Normal">
      <style:paragraph-properties fo:margin-left="-0.009cm" fo:margin-right="0cm" fo:margin-top="0cm" fo:margin-bottom="0.915cm" style:contextual-spacing="false" fo:text-indent="0cm" style:auto-text-indent="false">
        <style:tab-stops/>
      </style:paragraph-properties>
      <style:text-properties officeooo:paragraph-rsid="001444ef"/>
    </style:style>
    <style:style style:name="P16" style:family="paragraph" style:parent-style-name="Normal">
      <style:paragraph-properties fo:margin-left="-0.009cm" fo:margin-right="0cm" fo:margin-top="0cm" fo:margin-bottom="0cm" style:contextual-spacing="false" fo:text-indent="0cm" style:auto-text-indent="false">
        <style:tab-stops/>
      </style:paragraph-properties>
      <style:text-properties officeooo:paragraph-rsid="001444ef"/>
    </style:style>
    <style:style style:name="P17" style:family="paragraph" style:parent-style-name="Normal">
      <style:paragraph-properties fo:margin-left="-0.009cm" fo:margin-right="0cm" fo:margin-top="0cm" fo:margin-bottom="0.443cm" style:contextual-spacing="false" fo:text-indent="0cm" style:auto-text-indent="false">
        <style:tab-stops/>
      </style:paragraph-properties>
      <style:text-properties officeooo:paragraph-rsid="001444ef"/>
    </style:style>
    <style:style style:name="P18" style:family="paragraph" style:parent-style-name="Normal">
      <style:paragraph-properties fo:margin-left="1.288cm" fo:margin-right="0cm" fo:margin-top="0cm" fo:margin-bottom="0cm" style:contextual-spacing="false" fo:text-indent="0cm" style:auto-text-indent="false">
        <style:tab-stops/>
      </style:paragraph-properties>
      <style:text-properties officeooo:paragraph-rsid="001444ef"/>
    </style:style>
    <style:style style:name="P19" style:family="paragraph" style:parent-style-name="Heading_20_1">
      <style:text-properties officeooo:paragraph-rsid="001444ef"/>
    </style:style>
    <style:style style:name="P20"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01444ef"/>
    </style:style>
    <style:style style:name="P21" style:family="paragraph" style:parent-style-name="Heading_20_2">
      <style:paragraph-properties fo:margin-left="-0.009cm" fo:margin-right="0cm" fo:text-indent="0cm" style:auto-text-indent="false">
        <style:tab-stops/>
      </style:paragraph-properties>
      <style:text-properties officeooo:paragraph-rsid="001444ef"/>
    </style:style>
    <style:style style:name="P22" style:family="paragraph" style:parent-style-name="Heading_20_2">
      <style:paragraph-properties fo:margin-left="-0.009cm" fo:margin-right="0cm" fo:margin-top="0cm" fo:margin-bottom="0.224cm" style:contextual-spacing="false" fo:text-indent="0cm" style:auto-text-indent="false">
        <style:tab-stops/>
      </style:paragraph-properties>
      <style:text-properties officeooo:paragraph-rsid="001444ef"/>
    </style:style>
    <style:style style:name="P23" style:family="paragraph" style:parent-style-name="Heading_20_3">
      <style:paragraph-properties fo:margin-left="-0.009cm" fo:margin-right="0.96cm" fo:text-indent="0cm" style:auto-text-indent="false">
        <style:tab-stops/>
      </style:paragraph-properties>
      <style:text-properties officeooo:paragraph-rsid="001444ef"/>
    </style:style>
    <style:style style:name="P24" style:family="paragraph" style:parent-style-name="Heading_20_3">
      <style:paragraph-properties fo:margin-left="-0.009cm" fo:margin-right="0cm" fo:text-indent="0cm" style:auto-text-indent="false">
        <style:tab-stops/>
      </style:paragraph-properties>
      <style:text-properties officeooo:paragraph-rsid="001444ef"/>
    </style:style>
    <style:style style:name="P25" style:family="paragraph" style:parent-style-name="Heading_20_3">
      <style:paragraph-properties fo:margin-left="-0.009cm" fo:margin-right="0cm" fo:margin-top="0cm" fo:margin-bottom="0cm" style:contextual-spacing="false" fo:line-height="107%" fo:text-indent="0cm" style:auto-text-indent="false">
        <style:tab-stops/>
      </style:paragraph-properties>
      <style:text-properties officeooo:paragraph-rsid="001444ef"/>
    </style:style>
    <style:style style:name="P26" style:family="paragraph" style:parent-style-name="Normal" style:list-style-name="L4">
      <style:paragraph-properties fo:margin-left="0cm" fo:margin-right="0.96cm" fo:margin-top="0cm" fo:margin-bottom="0.002cm" style:contextual-spacing="false" fo:line-height="107%" fo:text-indent="-0.635cm" style:auto-text-indent="false"/>
      <style:text-properties officeooo:paragraph-rsid="001444ef"/>
    </style:style>
    <style:style style:name="P27" style:family="paragraph" style:parent-style-name="Normal" style:list-style-name="L4">
      <style:paragraph-properties fo:margin-left="0cm" fo:margin-right="0.96cm" fo:margin-top="0cm" fo:margin-bottom="0.004cm" style:contextual-spacing="false" fo:line-height="107%" fo:text-indent="-0.635cm" style:auto-text-indent="false"/>
      <style:text-properties officeooo:paragraph-rsid="001444ef"/>
    </style:style>
    <style:style style:name="P28" style:family="paragraph" style:parent-style-name="Normal" style:list-style-name="L4">
      <style:paragraph-properties fo:margin-left="0cm" fo:margin-right="0.96cm" fo:margin-top="0cm" fo:margin-bottom="0.938cm" style:contextual-spacing="false" fo:line-height="107%" fo:text-indent="-0.635cm" style:auto-text-indent="false"/>
      <style:text-properties officeooo:paragraph-rsid="001444ef"/>
    </style:style>
    <style:style style:name="P29" style:family="paragraph" style:parent-style-name="Normal">
      <style:paragraph-properties fo:margin-left="-0.009cm" fo:margin-right="0cm" fo:margin-top="0cm" fo:margin-bottom="0cm" style:contextual-spacing="false" fo:line-height="107%" fo:text-indent="0cm" style:auto-text-indent="false">
        <style:tab-stops/>
      </style:paragraph-properties>
      <style:text-properties officeooo:paragraph-rsid="001444ef"/>
    </style:style>
    <style:style style:name="P30" style:family="paragraph" style:parent-style-name="Normal">
      <style:paragraph-properties fo:margin-left="0cm" fo:margin-right="0cm" fo:margin-top="0cm" fo:margin-bottom="0.457cm" style:contextual-spacing="false" fo:line-height="107%" fo:text-indent="0cm" style:auto-text-indent="false">
        <style:tab-stops/>
      </style:paragraph-properties>
      <style:text-properties officeooo:paragraph-rsid="0023b517"/>
    </style:style>
    <style:style style:name="P31" style:family="paragraph" style:parent-style-name="Normal" style:master-page-name="MP0">
      <style:paragraph-properties fo:margin-left="-0.026cm" fo:margin-right="0cm" fo:text-indent="0cm" style:auto-text-indent="false" style:page-number="auto" fo:break-before="page">
        <style:tab-stops>
          <style:tab-stop style:position="5.108cm" style:type="center"/>
          <style:tab-stop style:position="6.378cm" style:type="center"/>
          <style:tab-stop style:position="7.648cm" style:type="center"/>
          <style:tab-stop style:position="8.918cm" style:type="center"/>
          <style:tab-stop style:position="10.188cm" style:type="center"/>
          <style:tab-stop style:position="11.458cm" style:type="center"/>
          <style:tab-stop style:position="15.91cm" style:type="right"/>
        </style:tab-stops>
      </style:paragraph-properties>
      <style:text-properties officeooo:paragraph-rsid="001444ef"/>
    </style:style>
    <style:style style:name="P32" style:family="paragraph" style:parent-style-name="Normal" style:list-style-name="L1">
      <style:paragraph-properties fo:margin-left="0cm" fo:margin-right="0cm" fo:margin-top="0cm" fo:margin-bottom="0.229cm" style:contextual-spacing="false" fo:text-indent="-0.635cm" style:auto-text-indent="false"/>
      <style:text-properties officeooo:paragraph-rsid="0016af30"/>
    </style:style>
    <style:style style:name="P33" style:family="paragraph" style:parent-style-name="Normal" style:list-style-name="L1">
      <style:paragraph-properties fo:margin-left="0cm" fo:margin-right="0cm" fo:margin-top="0cm" fo:margin-bottom="0cm" style:contextual-spacing="false" fo:text-indent="-0.635cm" style:auto-text-indent="false"/>
      <style:text-properties officeooo:paragraph-rsid="001621db"/>
    </style:style>
    <style:style style:name="P34" style:family="paragraph" style:parent-style-name="Normal" style:list-style-name="L1">
      <style:paragraph-properties fo:margin-left="0cm" fo:margin-right="0cm" fo:margin-top="0cm" fo:margin-bottom="0.229cm" style:contextual-spacing="false" fo:text-indent="-0.635cm" style:auto-text-indent="false"/>
      <style:text-properties officeooo:rsid="001621db" officeooo:paragraph-rsid="0016af30"/>
    </style:style>
    <style:style style:name="P35" style:family="paragraph" style:parent-style-name="Normal" style:list-style-name="L1">
      <style:paragraph-properties fo:margin-left="0cm" fo:margin-right="0cm" fo:margin-top="0cm" fo:margin-bottom="0cm" style:contextual-spacing="false" fo:text-indent="-0.635cm" style:auto-text-indent="false"/>
      <style:text-properties officeooo:rsid="001621db" officeooo:paragraph-rsid="001621db"/>
    </style:style>
    <style:style style:name="P36" style:family="paragraph" style:parent-style-name="Normal" style:list-style-name="L1">
      <style:paragraph-properties fo:margin-left="0cm" fo:margin-right="0cm" fo:text-indent="-0.635cm" style:auto-text-indent="false"/>
      <style:text-properties officeooo:rsid="001621db" officeooo:paragraph-rsid="001621db"/>
    </style:style>
    <style:style style:name="P37" style:family="paragraph" style:parent-style-name="Normal" style:list-style-name="L1">
      <style:paragraph-properties fo:margin-left="0cm" fo:margin-right="0cm" fo:margin-top="0cm" fo:margin-bottom="0cm" style:contextual-spacing="false" fo:text-indent="-0.635cm" style:auto-text-indent="false"/>
      <style:text-properties officeooo:rsid="001444ef" officeooo:paragraph-rsid="001444ef"/>
    </style:style>
    <style:style style:name="P38" style:family="paragraph" style:parent-style-name="Normal" style:list-style-name="L2">
      <style:paragraph-properties fo:margin-left="0cm" fo:margin-right="0cm" fo:margin-top="0cm" fo:margin-bottom="0.026cm" style:contextual-spacing="false" fo:line-height="107%" fo:text-indent="-0.635cm" style:auto-text-indent="false"/>
      <style:text-properties officeooo:rsid="001990dd" officeooo:paragraph-rsid="001990dd"/>
    </style:style>
    <style:style style:name="P39" style:family="paragraph" style:parent-style-name="Normal" style:list-style-name="L2">
      <style:paragraph-properties fo:margin-left="0cm" fo:margin-right="0cm" fo:margin-top="0cm" fo:margin-bottom="0.875cm" style:contextual-spacing="false" fo:text-indent="-0.635cm" style:auto-text-indent="false"/>
      <style:text-properties officeooo:rsid="001938b0" officeooo:paragraph-rsid="001938b0"/>
    </style:style>
    <style:style style:name="P40" style:family="paragraph" style:parent-style-name="Normal" style:list-style-name="L3">
      <style:paragraph-properties fo:margin-left="0cm" fo:margin-right="0cm" fo:margin-top="0cm" fo:margin-bottom="0cm" style:contextual-spacing="false" fo:text-indent="-0.635cm" style:auto-text-indent="false"/>
      <style:text-properties officeooo:paragraph-rsid="001444ef"/>
    </style:style>
    <style:style style:name="P41" style:family="paragraph" style:parent-style-name="Normal" style:list-style-name="L3">
      <style:paragraph-properties fo:margin-left="0cm" fo:margin-right="0cm" fo:text-indent="-0.635cm" style:auto-text-indent="false"/>
      <style:text-properties officeooo:paragraph-rsid="001444ef"/>
    </style:style>
    <style:style style:name="P42" style:family="paragraph" style:parent-style-name="Normal">
      <style:paragraph-properties fo:margin-left="-0.009cm" fo:margin-right="0cm" fo:text-indent="0cm" style:auto-text-indent="false">
        <style:tab-stops/>
      </style:paragraph-properties>
      <style:text-properties officeooo:paragraph-rsid="001444ef"/>
    </style:style>
    <style:style style:name="P43" style:family="paragraph" style:parent-style-name="Normal" style:list-style-name="L1">
      <style:paragraph-properties fo:margin-left="0cm" fo:margin-right="0cm" fo:margin-top="0cm" fo:margin-bottom="0cm" style:contextual-spacing="false" fo:text-indent="-0.635cm" style:auto-text-indent="false"/>
      <style:text-properties officeooo:rsid="00276d2b" officeooo:paragraph-rsid="00276d2b"/>
    </style:style>
    <style:style style:name="P44" style:family="paragraph" style:parent-style-name="Text_20_body" style:list-style-name="L5"/>
    <style:style style:name="P45" style:family="paragraph" style:parent-style-name="Text_20_body" style:list-style-name="L5">
      <style:paragraph-properties fo:margin-top="0cm" fo:margin-bottom="0cm" style:contextual-spacing="false"/>
    </style:style>
    <style:style style:name="P46" style:family="paragraph" style:parent-style-name="Text_20_body" style:list-style-name="L6"/>
    <style:style style:name="P47" style:family="paragraph" style:parent-style-name="Text_20_body" style:list-style-name="L6">
      <style:paragraph-properties fo:margin-top="0cm" fo:margin-bottom="0cm" style:contextual-spacing="false"/>
    </style:style>
    <style:style style:name="P48" style:family="paragraph" style:parent-style-name="Text_20_body" style:list-style-name="L7"/>
    <style:style style:name="P49" style:family="paragraph" style:parent-style-name="Text_20_body" style:list-style-name="L7">
      <style:paragraph-properties fo:margin-top="0cm" fo:margin-bottom="0cm" style:contextual-spacing="false"/>
    </style:style>
    <style:style style:name="T1" style:family="text">
      <style:text-properties fo:color="#156082" loext:opacity="100%"/>
    </style:style>
    <style:style style:name="T2" style:family="text">
      <style:text-properties fo:color="#156082" loext:opacity="100%" fo:font-size="28pt" fo:font-weight="bold" style:font-size-asian="28pt" style:font-weight-asian="bold"/>
    </style:style>
    <style:style style:name="T3" style:family="text">
      <style:text-properties fo:font-weight="bold" style:font-weight-asian="bold"/>
    </style:style>
    <style:style style:name="T4" style:family="text">
      <style:text-properties fo:color="#467886" loext:opacity="100%" style:text-underline-style="solid" style:text-underline-width="auto" style:text-underline-color="#467886" style:text-underline-mode="continuous" style:text-overline-mode="continuous" style:text-line-through-mode="continuous"/>
    </style:style>
    <style:style style:name="T5" style:family="text">
      <style:text-properties fo:color="#0f4761" loext:opacity="100%" fo:font-size="20pt" fo:font-weight="bold" style:font-size-asian="20pt" style:font-weight-asian="bold"/>
    </style:style>
    <style:style style:name="T6" style:family="text">
      <style:text-properties fo:color="#0f4761" loext:opacity="100%" fo:font-size="14pt" style:font-size-asian="14pt"/>
    </style:style>
    <style:style style:name="T7" style:family="text">
      <style:text-properties fo:color="#0f4761" loext:opacity="100%" fo:font-size="14pt" officeooo:rsid="00219f29" style:font-size-asian="14pt"/>
    </style:style>
    <style:style style:name="T8" style:family="text">
      <style:text-properties fo:color="#0f4761" loext:opacity="100%" fo:font-size="14pt" officeooo:rsid="0021bf62" style:font-size-asian="14pt"/>
    </style:style>
    <style:style style:name="T9" style:family="text">
      <style:text-properties fo:color="#595959" loext:opacity="100%" fo:font-size="14pt" style:font-size-asian="14pt"/>
    </style:style>
    <style:style style:name="T10" style:family="text">
      <style:text-properties fo:color="#5a5a5a" loext:opacity="100%" fo:font-size="16pt" fo:font-weight="normal" style:font-size-asian="16pt" style:font-weight-asian="normal"/>
    </style:style>
    <style:style style:name="T11" style:family="text">
      <style:text-properties fo:color="#5a5a5a" loext:opacity="100%" fo:font-size="16pt" fo:font-weight="normal" officeooo:rsid="001e0217" style:font-size-asian="16pt" style:font-weight-asian="normal"/>
    </style:style>
    <style:style style:name="T12" style:family="text">
      <style:text-properties fo:color="#5a5a5a" loext:opacity="100%" fo:font-size="13pt" fo:font-weight="normal" style:font-size-asian="13pt" style:font-weight-asian="normal"/>
    </style:style>
    <style:style style:name="T13" style:family="text">
      <style:text-properties officeooo:rsid="0016a5cd"/>
    </style:style>
    <style:style style:name="T14" style:family="text">
      <style:text-properties officeooo:rsid="0016af30"/>
    </style:style>
    <style:style style:name="T15" style:family="text">
      <style:text-properties officeooo:rsid="0017ccf9"/>
    </style:style>
    <style:style style:name="T16" style:family="text">
      <style:text-properties officeooo:rsid="0017e2ff"/>
    </style:style>
    <style:style style:name="T17" style:family="text">
      <style:text-properties style:text-underline-style="solid" style:text-underline-width="auto" style:text-underline-color="#000000"/>
    </style:style>
    <style:style style:name="T18" style:family="text">
      <style:text-properties officeooo:rsid="001938b0"/>
    </style:style>
    <style:style style:name="T19" style:family="text">
      <style:text-properties officeooo:rsid="001b3ee3"/>
    </style:style>
    <style:style style:name="T20" style:family="text">
      <style:text-properties officeooo:rsid="00219f29"/>
    </style:style>
    <style:style style:name="T21" style:family="text">
      <style:text-properties officeooo:rsid="0021bf62"/>
    </style:style>
    <style:style style:name="T22" style:family="text">
      <style:text-properties officeooo:rsid="0023b517"/>
    </style:style>
    <style:style style:name="T23" style:family="text">
      <style:text-properties officeooo:rsid="0023eef8"/>
    </style:style>
    <style:style style:name="T24" style:family="text">
      <style:text-properties officeooo:rsid="0024fada"/>
    </style:style>
    <style:style style:name="T25" style:family="text">
      <style:text-properties officeooo:rsid="0025ea39"/>
    </style:style>
    <style:style style:name="T26" style:family="text">
      <style:text-properties officeooo:rsid="0028e7cc"/>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2LVL2" loext:num-list-format="%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2LVL5" loext:num-list-format="%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2LVL8" loext:num-list-format="%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1.27cm"/>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margin-left="2.54cm"/>
        </style:list-level-properties>
        <style:text-properties style:font-name="Wingdings"/>
      </text:list-level-style-bullet>
      <text:list-level-style-bullet text:level="3" text:style-name="WW_5f_CharLFO4LVL3" loext:num-list-format="%3%" text:bullet-char="▪">
        <style:list-level-properties text:list-level-position-and-space-mode="label-alignment">
          <style:list-level-label-alignment text:label-followed-by="listtab"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margin-left="5.08cm"/>
        </style:list-level-properties>
        <style:text-properties style:font-name="Wingdings"/>
      </text:list-level-style-bullet>
      <text:list-level-style-bullet text:level="5" text:style-name="WW_5f_CharLFO4LVL5" loext:num-list-format="%5%" text:bullet-char="o">
        <style:list-level-properties text:list-level-position-and-space-mode="label-alignment">
          <style:list-level-label-alignment text:label-followed-by="listtab"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margin-left="8.89cm"/>
        </style:list-level-properties>
        <style:text-properties style:font-name="Wingdings"/>
      </text:list-level-style-bullet>
      <text:list-level-style-bullet text:level="8" text:style-name="WW_5f_CharLFO4LVL8" loext:num-list-format="%8%" text:bullet-char="o">
        <style:list-level-properties text:list-level-position-and-space-mode="label-alignment">
          <style:list-level-label-alignment text:label-followed-by="listtab"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omputer Science 313 <text:tab/> <text:tab/> <text:tab/> <text:tab/> <text:tab/> <text:tab/> <text:tab/><text:span text:style-name="T13">15</text:span> <text:span text:style-name="T13">May</text:span> 2024 </text:p>
      <text:p text:style-name="P4"><text:s/></text:p>
      <text:h text:style-name="P19" text:outline-level="1"><text:span text:style-name="Default_20_Paragraph_20_Font"><text:span text:style-name="T17">File Sharing Program<text:line-break/></text:span></text:span></text:h>
      <text:p text:style-name="P9">Group 36 members: </text:p>
      <text:p text:style-name="P5"><text:span text:style-name="Default_20_Paragraph_20_Font"><text:span text:style-name="T3">Dylan Hogan</text:span></text:span> (<text:span text:style-name="Default_20_Paragraph_20_Font"><text:span text:style-name="T1">26338319@sun.ac.za</text:span></text:span>) </text:p>
      <text:list xml:id="list1043842130" text:style-name="L1">
        <text:list-item>
          <text:p text:style-name="P32">Finalised Report.</text:p>
        </text:list-item>
        <text:list-item>
          <text:p text:style-name="P34">Encryption and Decryption.</text:p>
        </text:list-item>
      </text:list>
      <text:p text:style-name="P2"><text:span text:style-name="Default_20_Paragraph_20_Font"><text:span text:style-name="T3">Joel Lee</text:span></text:span> (<text:span text:style-name="Default_20_Paragraph_20_Font"><text:span text:style-name="T4">23797207@sun.ac.za</text:span></text:span>) </text:p>
      <text:list xml:id="list133153399444680" text:continue-numbering="true" text:style-name="L1">
        <text:list-item>
          <text:p text:style-name="P35">Set up initial project state and version control.</text:p>
        </text:list-item>
        <text:list-item>
          <text:p text:style-name="P43">Extensive debugging and file updating.</text:p>
        </text:list-item>
        <text:list-item>
          <text:p text:style-name="P36">Wrote the report.</text:p>
        </text:list-item>
      </text:list>
      <text:p text:style-name="P2"><text:span text:style-name="Default_20_Paragraph_20_Font"><text:span text:style-name="T3">Josef Oosthuizen</text:span></text:span> (<text:span text:style-name="Default_20_Paragraph_20_Font"><text:span text:style-name="T4">26507404@sun.ac.za</text:span></text:span>) </text:p>
      <text:list xml:id="list133153638890126" text:continue-numbering="true" text:style-name="L1">
        <text:list-item>
          <text:p text:style-name="P37">Created the FXML files.</text:p>
        </text:list-item>
        <text:list-item>
          <text:p text:style-name="P35">Implemented file search, upload and download functionality</text:p>
        </text:list-item>
        <text:list-item>
          <text:p text:style-name="P35">Javadoc and inline comments. </text:p>
          <text:p text:style-name="P33"><text:span text:style-name="Default_20_Paragraph_20_Font"><text:span text:style-name="T5"/></text:span></text:p>
        </text:list-item>
      </text:list>
      <text:h text:style-name="P20" text:outline-level="2" text:is-list-header="true">Overview </text:h>
      <text:p text:style-name="P6"><text:s/></text:p>
      <text:p text:style-name="P9">The aim of this project was to <text:span text:style-name="T14">understand peer-to-peer communication between multiple clients </text:span><text:span text:style-name="T15">and to practice using multiple ports. </text:span><text:span text:style-name="T16">This report contains the following sections; Features (additional and missing features), file descriptions (all files and their roles in the project), project description (outlines the complete project flow), experiments, issues encountered and design principles.</text:span> </text:p>
      <text:p text:style-name="P7"/>
      <text:p text:style-name="P8"><text:s/></text:p>
      <text:h text:style-name="P21" text:outline-level="2">Features </text:h>
      <text:p text:style-name="P3"><text:span text:style-name="Default_20_Paragraph_20_Font"><text:span text:style-name="T9">Additional Features </text:span></text:span></text:p>
      <text:list xml:id="list1871924616" text:style-name="L2">
        <text:list-item>
          <text:p text:style-name="P38">File searching is not case sensitive and searches the substring.</text:p>
        </text:list-item>
      </text:list>
      <text:p text:style-name="P3"><text:span text:style-name="Default_20_Paragraph_20_Font"><text:span text:style-name="T9">Missing Feature </text:span></text:span></text:p>
      <text:list xml:id="list133153696104119" text:continue-numbering="true" text:style-name="L2">
        <text:list-item>
          <text:p text:style-name="P39">The Client Activity is not displayed on the Server GUI. Encryption and Decryption had not been implemented properly.</text:p>
        </text:list-item>
      </text:list>
      <text:h text:style-name="P21" text:outline-level="2"><text:soft-page-break/>File Descriptions <text:s text:c="2"/></text:h>
      <text:p text:style-name="P3"><text:span text:style-name="Default_20_Paragraph_20_Font"><text:span text:style-name="T9">Project Dependencies </text:span></text:span></text:p>
      <text:list xml:id="list1766713836" text:style-name="L3">
        <text:list-item>
          <text:p text:style-name="P40">All .jar files from lib that are necessary for JavaFX applications. </text:p>
        </text:list-item>
        <text:list-item>
          <text:p text:style-name="P41">Additional maven dependencies to build JavaFX applications. </text:p>
        </text:list-item>
      </text:list>
      <text:p text:style-name="P6"><text:span text:style-name="Default_20_Paragraph_20_Font"><text:span text:style-name="T3"><text:s/></text:span></text:span></text:p>
      <text:h text:style-name="P23" text:outline-level="3">Server.java </text:h>
      <text:p text:style-name="P9">This class represents a server in a chat application. It accepts connections from clients, starts a new thread for each client, and handles the disconnection of clients. </text:p>
      <text:h text:style-name="P23" text:outline-level="3">Client.java </text:h>
      <text:p text:style-name="P9">This class represents a client in a chat application. It handles the connection to the server, sending and receiving messages, and updating the GUI based on received messages. On startup, the scene MainScene.fxml is loaded. </text:p>
      <text:h text:style-name="P23" text:outline-level="3">ClientHandlers.java </text:h>
      <text:p text:style-name="P9">This class serves as a thread for each client. It handles the receiving of messages from a client and forwarding them to other clients. The class also contains an ArrayList that keeps track of clients that are connected to the server. </text:p>
      <text:h text:style-name="P23" text:outline-level="3">Message.java </text:h>
      <text:p text:style-name="P9">This class represents a message in the <text:span text:style-name="T24">file sharing</text:span> application. It contains information about the sender, recipient, type, and content of the message. </text:p>
      <text:h text:style-name="P23" text:outline-level="3">MainController.java </text:h>
      <text:p text:style-name="P9">This class is a controller for the initial screen of the JavaFX application. It handles events such as entering a username and IP address and clicking the "JOIN SERVER" button. </text:p>
      <text:p text:style-name="P6"><text:span text:style-name="Default_20_Paragraph_20_Font"><text:span text:style-name="T3"><text:s/></text:span></text:span></text:p>
      <text:h text:style-name="P23" text:outline-level="3">ChatGUIController.java </text:h>
      <text:p text:style-name="P9">This class is a controller for the <text:span text:style-name="T25">file downloader</text:span> screen of the JavaFX application. It handles events such as <text:span text:style-name="T25">searching for a file using the “Search” button. The search works with a sub string and displays all matching files in the text area.</text:span></text:p>
      <text:p text:style-name="P9">This class contains logic for sending messages to all the clients connected to the server. When a u<text:span text:style-name="T25">ser selects the file to download, the client name and file are extracted from a concurrent hash map and are sent back to the client.</text:span></text:p>
      <text:p text:style-name="P9"/>
      <text:h text:style-name="P23" text:outline-level="3">MainController.fxml </text:h>
      <text:p text:style-name="P9">This is an FXML file that describes the layout of the initial screen. It contains elements such as a TextField for entering a username and IP address, and a Button for joining the server. </text:p>
      <text:h text:style-name="P23" text:outline-level="3"/>
      <text:h text:style-name="P23" text:outline-level="3">ChatGUI.fxml </text:h>
      <text:p text:style-name="P10">This is an FXML file that describes the layout of the chat screen. It contains elements such as a TextArea for displaying messages, a TextField for typing messages, and a Button for sending messages. </text:p>
      <text:h text:style-name="P21" text:outline-level="2"><text:soft-page-break/>Project Description <text:s text:c="2"/></text:h>
      <text:p text:style-name="P11"><text:span text:style-name="Default_20_Paragraph_20_Font"><text:span text:style-name="T6">Initialization: </text:span></text:span>The program starts with the MainController class, which initializes the initial screen of the JavaFX application. The user enters their username and the IP address of the server they want to connect to. </text:p>
      <text:p text:style-name="P12"><text:span text:style-name="Default_20_Paragraph_20_Font"><text:span text:style-name="T6">Server Connection:</text:span></text:span> When the user clicks the "JOIN SERVER" button, the btnJoinServerClicked method is triggered. This method creates a new Client object, which establishes a connection to the server at the given IP address. </text:p>
      <text:p text:style-name="P13"><text:span text:style-name="Default_20_Paragraph_20_Font"><text:span text:style-name="T6">Client-Server Interaction: </text:span></text:span>Once connected, the Client object starts a new thread that constantly listens for incoming messages from the server. <text:s/></text:p>
      <text:p text:style-name="P16"><text:span text:style-name="Default_20_Paragraph_20_Font"><text:span text:style-name="T6">Message Sending: </text:span></text:span>In <text:span text:style-name="T19">A client can send </text:span><text:s/>chat GUI, the user can type a message and click the "SEND </text:p>
      <text:p text:style-name="P17">MESSAGE" button to send it. The btnSendMessageClicked method in the ChatGuiController class is triggered, which </text:p>
      <text:p text:style-name="P12"><text:span text:style-name="Default_20_Paragraph_20_Font"><text:span text:style-name="T6">Message Receiving:</text:span></text:span> The server receives the message and forwards it to all connected clients. Each client receives the message and displays it in their chat GUI. </text:p>
      <text:p text:style-name="P9"><text:span text:style-name="Default_20_Paragraph_20_Font"><text:span text:style-name="T6">Private Messaging </text:span></text:span><text:span text:style-name="Default_20_Paragraph_20_Font"><text:span text:style-name="T8">(peer-to-peer downloads/uploads)</text:span></text:span><text:span text:style-name="Default_20_Paragraph_20_Font"><text:span text:style-name="T6">: </text:span></text:span>I<text:span text:style-name="T21">n this program a message object is sent over using the “private” type to privately upload the requested file to the target PC. The target PC then downloads the files to its local downloads directory.</text:span> </text:p>
      <text:p text:style-name="P30"><text:s/></text:p>
      <text:p text:style-name="P30"><text:span text:style-name="Default_20_Paragraph_20_Font"><text:span text:style-name="T7">File</text:span></text:span><text:span text:style-name="Default_20_Paragraph_20_Font"><text:span text:style-name="T6"> List Updating </text:span></text:span><text:span text:style-name="Default_20_Paragraph_20_Font"><text:span text:style-name="T7">(Server side)</text:span></text:span><text:span text:style-name="Default_20_Paragraph_20_Font"><text:span text:style-name="T6">:</text:span></text:span> <text:span text:style-name="T20">A FileMonitor class is used to check all the files of the connected clients. It works on a separate thread and updates the textarea every </text:span><text:span text:style-name="T23">five</text:span><text:span text:style-name="T20"> seconds.</text:span></text:p>
      <text:p text:style-name="P14"><text:span text:style-name="Default_20_Paragraph_20_Font"><text:span text:style-name="T6">Stability and Concurrency:</text:span></text:span> The program is designed to handle multiple clients at the same time. Each client runs on its own thread, ensuring that the program can handle <text:span text:style-name="T22">multiple download/upload requests</text:span> at the same time without blocking. The JavaFX application also runs on its own thread, separate from the client and server threads, to ensure that the GUI remains responsive at all times. </text:p>
      <text:p text:style-name="P15"><text:span text:style-name="Default_20_Paragraph_20_Font"><text:span text:style-name="T6">Termination:</text:span></text:span> The program ends when the user decides to leave the <text:span text:style-name="T22">program</text:span> or when the server is shut down. In either case, all connections are closed properly to ensure that no resources are leaked. </text:p>
      <text:h text:style-name="P22" text:outline-level="2"><text:soft-page-break/>Experiments</text:h>
      <text:h text:style-name="P25" text:outline-level="3"><text:span text:style-name="Default_20_Paragraph_20_Font"><text:span text:style-name="T10">E</text:span></text:span><text:span text:style-name="Default_20_Paragraph_20_Font"><text:span text:style-name="T12">XPERIMENT </text:span></text:span><text:span text:style-name="Default_20_Paragraph_20_Font"><text:span text:style-name="T10">1 – </text:span></text:span><text:span text:style-name="Default_20_Paragraph_20_Font"><text:span text:style-name="T11">Transfer Speed Under Different Network Conditions</text:span></text:span><text:span text:style-name="Default_20_Paragraph_20_Font"><text:span text:style-name="T10"> </text:span></text:span></text:h>
      <text:h text:style-name="P24" text:outline-level="3"/>
      <text:p text:style-name="Text_20_body"><text:span text:style-name="Strong_20_Emphasis">Question:</text:span> How does network bandwidth affect the transfer speed of files using a peer-to-peer file transfer program?</text:p>
      <text:p text:style-name="Text_20_body"><text:span text:style-name="Strong_20_Emphasis">Hypothesis:</text:span> Increasing the network bandwidth will result in faster file transfer speeds in a peer-to-peer file transfer program.</text:p>
      <text:p text:style-name="Text_20_body"><text:span text:style-name="Strong_20_Emphasis">Experiment:</text:span></text:p>
      <text:list xml:id="list2366352510" text:style-name="L5">
        <text:list-item>
          <text:p text:style-name="P45">Set up the peer-to-peer file transfer program on multiple devices.</text:p>
        </text:list-item>
        <text:list-item>
          <text:p text:style-name="P45">Use a network simulation tool to create different bandwidth scenarios (e.g., 10 Mbps, 50 Mbps, 100 Mbps).</text:p>
        </text:list-item>
        <text:list-item>
          <text:p text:style-name="P45">Transfer a standard file (e.g., 100 MB) between two devices under each bandwidth condition.</text:p>
        </text:list-item>
        <text:list-item>
          <text:p text:style-name="P44">Measure the transfer speed for each condition.</text:p>
        </text:list-item>
      </text:list>
      <text:p text:style-name="Text_20_body"><text:span text:style-name="Strong_20_Emphasis">Dependent Variable:</text:span> File transfer speed (measured in Mbps).</text:p>
      <text:p text:style-name="Text_20_body"><text:span text:style-name="Strong_20_Emphasis">Independent Variable:</text:span> Network bandwidth (measured in Mbps).</text:p>
      <text:p text:style-name="Text_20_body"><text:span text:style-name="Strong_20_Emphasis">Analysis:</text:span> Compare the average transfer speeds obtained under each bandwidth condition. Use statistical analysis (e.g., ANOVA) to determine if the differences in transfer speed are significant.</text:p>
      <text:p text:style-name="Text_20_body"><text:span text:style-name="Strong_20_Emphasis">Conclusion:</text:span> Conclude whether there is a significant relationship between network bandwidth and file transfer speed, and whether the hypothesis is supported or refuted.</text:p>
      <text:p text:style-name="P9"/>
      <text:p text:style-name="P8"><text:s/></text:p>
      <text:h text:style-name="P25" text:outline-level="3"><text:span text:style-name="Default_20_Paragraph_20_Font"><text:span text:style-name="T10">Experiment 2 - Effect of Number of Peers on Transfer Efficiency</text:span></text:span></text:h>
      <text:p text:style-name="P29"><text:span text:style-name="Default_20_Paragraph_20_Font"><text:span text:style-name="T10"/></text:span></text:p>
      <text:p text:style-name="Text_20_body"><text:span text:style-name="Strong_20_Emphasis">Question:</text:span> How does the number of peers in a network affect the efficiency of file transfers in a peer-to-peer file transfer program?</text:p>
      <text:p text:style-name="Text_20_body"><text:span text:style-name="Strong_20_Emphasis">Hypothesis:</text:span> Increasing the number of peers will improve the efficiency of file transfers due to better resource utilization.</text:p>
      <text:p text:style-name="Text_20_body"><text:span text:style-name="Strong_20_Emphasis">Experiment:</text:span></text:p>
      <text:list xml:id="list4200738379" text:style-name="L6">
        <text:list-item>
          <text:p text:style-name="P47">Set up the peer-to-peer file transfer program on a network with varying numbers of peers (e.g., 2, 5, 10, 20).</text:p>
        </text:list-item>
        <text:list-item>
          <text:p text:style-name="P47">Transfer a standard file (e.g., 100 MB) and record the time taken to complete the transfer.</text:p>
        </text:list-item>
        <text:list-item>
          <text:p text:style-name="P46">Repeat the transfer multiple times for each number of peers to ensure accuracy.</text:p>
          <text:p text:style-name="P46"/>
        </text:list-item>
      </text:list>
      <text:p text:style-name="Text_20_body"><text:span text:style-name="Strong_20_Emphasis">Dependent Variable:</text:span> File transfer efficiency (measured as time taken to complete the transfer).</text:p>
      <text:p text:style-name="Text_20_body"><text:soft-page-break/><text:span text:style-name="Strong_20_Emphasis">Independent Variable:</text:span> Number of peers in the network.</text:p>
      <text:p text:style-name="Text_20_body"><text:span text:style-name="Strong_20_Emphasis">Analysis:</text:span> Analyze the data to see how the time taken for file transfers changes with the number of peers. Use regression analysis to identify trends and relationships.</text:p>
      <text:p text:style-name="Text_20_body"><text:span text:style-name="Strong_20_Emphasis">Conclusion:</text:span> Determine if the number of peers significantly affects file transfer efficiency and whether the hypothesis is validated.</text:p>
      <text:p text:style-name="P29"/>
      <text:h text:style-name="P25" text:outline-level="3"><text:span text:style-name="Default_20_Paragraph_20_Font"><text:span text:style-name="T10">Experiment 3 - Impact of File Size on Transfer Success Rate</text:span></text:span></text:h>
      <text:p text:style-name="P29"><text:span text:style-name="Default_20_Paragraph_20_Font"><text:span text:style-name="T10"/></text:span></text:p>
      <text:p text:style-name="Text_20_body"><text:span text:style-name="Strong_20_Emphasis">Question:</text:span> Does the size of the file being transferred affect the success rate of transfers in a peer-to-peer file transfer program?</text:p>
      <text:p text:style-name="Text_20_body"><text:span text:style-name="Strong_20_Emphasis">Hypothesis:</text:span> Larger file sizes will have a lower transfer success rate due to increased chances of interruptions and errors.</text:p>
      <text:p text:style-name="Text_20_body"><text:span text:style-name="Strong_20_Emphasis">Experiment:</text:span></text:p>
      <text:list xml:id="list970206776" text:style-name="L7">
        <text:list-item>
          <text:p text:style-name="P49">Set up the peer-to-peer file transfer program on multiple devices.</text:p>
        </text:list-item>
        <text:list-item>
          <text:p text:style-name="P49">Select files of varying sizes (e.g., 10 MB, 100 MB, 1 GB, 10 GB).</text:p>
        </text:list-item>
        <text:list-item>
          <text:p text:style-name="P49">Attempt to transfer each file size multiple times (e.g., 10 attempts per size).</text:p>
        </text:list-item>
        <text:list-item>
          <text:p text:style-name="P48">Record the success rate of each transfer attempt.</text:p>
        </text:list-item>
      </text:list>
      <text:p text:style-name="Text_20_body"><text:span text:style-name="Strong_20_Emphasis">Dependent Variable:</text:span> Transfer success rate (measured as a percentage of successful transfers).</text:p>
      <text:p text:style-name="Text_20_body"><text:span text:style-name="Strong_20_Emphasis">Independent Variable:</text:span> File size (measured in MB or GB).</text:p>
      <text:p text:style-name="Text_20_body"><text:span text:style-name="Strong_20_Emphasis">Analysis:</text:span> Calculate the success rate for each file size and perform statistical analysis (e.g., chi-square test) to see if there is a significant difference in success rates among different file sizes.</text:p>
      <text:p text:style-name="Text_20_body"><text:span text:style-name="Strong_20_Emphasis">Conclusion:</text:span> Conclude whether file size impacts the success rate of transfers and whether the hypothesis is supported or refuted.</text:p>
      <text:p text:style-name="P29"><text:span text:style-name="Default_20_Paragraph_20_Font"><text:span text:style-name="T10"/></text:span></text:p>
      <text:p text:style-name="P8"><text:s/></text:p>
      <text:h text:style-name="P21" text:outline-level="2">Issues Encountered </text:h>
      <text:list xml:id="list2771067893" text:style-name="L4">
        <text:list-item>
          <text:p text:style-name="P26"><text:span text:style-name="Default_20_Paragraph_20_Font"><text:span text:style-name="T3">Username Validation:</text:span></text:span> <text:s/></text:p>
        </text:list-item>
      </text:list>
      <text:p text:style-name="P18">This problem was persistent for a long time. Originally, we tried to validate on the login button click against a global list of users. We never succeeded implementing this. </text:p>
      <text:list xml:id="list133153631914692" text:continue-numbering="true" text:style-name="L4">
        <text:list-item>
          <text:p text:style-name="P27"><text:span text:style-name="Default_20_Paragraph_20_Font"><text:span text:style-name="T3">Hamachi Server: </text:span></text:span></text:p>
        </text:list-item>
      </text:list>
      <text:p text:style-name="P18">Linux causing many issues. </text:p>
      <text:list xml:id="list133153948619487" text:continue-numbering="true" text:style-name="L4">
        <text:list-item>
          <text:p text:style-name="P26"><text:span text:style-name="Default_20_Paragraph_20_Font"><text:span text:style-name="T3">Displaying connected clients on GUI: </text:span></text:span></text:p>
        </text:list-item>
      </text:list>
      <text:p text:style-name="P18">Tried many different things such as ArrayLists, ObservableLists, TextAreas, ListViews and more. We could not get the global list of activeUsernames to display for all clients on their GUIs. </text:p>
      <text:list xml:id="list133153826242595" text:continue-numbering="true" text:style-name="L4">
        <text:list-item>
          <text:p text:style-name="P28"><text:span text:style-name="Default_20_Paragraph_20_Font"><text:span text:style-name="T3">Clients only notified about disconnection when client uses /leave <text:s/></text:span></text:span>Unexpected disconnection does not notify other clients. </text:p>
        </text:list-item>
      </text:list>
      <text:h text:style-name="P21" text:outline-level="2"><text:soft-page-break/>Design </text:h>
      <text:p text:style-name="P9">We <text:span text:style-name="T18">used our message class for previous hand ins for all server-client and client-client communication. </text:span><text:span text:style-name="T26">We also created separate FileManager and FileMonitor classes to handle all file operat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ymbol" svg:font-family="'Segoe UI Symbol'" style:font-family-generic="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018cm" fo:margin-right="0cm" fo:margin-top="0cm" fo:margin-bottom="0.272cm" style:contextual-spacing="false" fo:line-height="110%" fo:hyphenation-ladder-count="no-limit" fo:text-indent="-0.018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loext:hyphenation-no-caps="false"/>
    </style:style>
    <style:style style:name="Heading_20_1" style:display-name="Heading 1" style:family="paragraph" style:next-style-name="Normal" style:default-outline-level="1" style:class="text">
      <style:paragraph-properties fo:margin-left="0.041cm" fo:margin-right="0cm" fo:margin-top="0cm" fo:margin-bottom="0cm" style:contextual-spacing="false" fo:text-align="center" style:justify-single-word="false" fo:keep-together="always" fo:hyphenation-ladder-count="no-limit" fo:text-indent="0cm" style:auto-text-indent="false" fo:keep-with-next="always">
        <style:tab-stops/>
      </style:paragraph-properties>
      <style:text-properties fo:color="#0f4761" loext:opacity="100%" style:font-name="Calibri" fo:font-family="Calibri" style:font-family-generic="swiss" style:font-pitch="variable" fo:font-size="20pt" style:text-underline-style="solid" style:text-underline-width="auto" style:text-underline-color="#0f4761" fo:font-weight="bold" style:text-underline-mode="continuous" style:text-overline-mode="continuous" style:text-line-through-mode="continuous" style:font-name-asian="Calibri" style:font-family-asian="Calibri" style:font-family-generic-asian="swiss" style:font-pitch-asian="variable" style:font-size-asian="20pt" style:font-weight-asian="bold" style:font-name-complex="Calibri" style:font-family-complex="Calibri" style:font-family-generic-complex="swiss" style:font-pitch-complex="variable" fo:hyphenate="false" fo:hyphenation-remain-char-count="2" fo:hyphenation-push-char-count="2" loext:hyphenation-no-caps="false"/>
    </style:style>
    <style:style style:name="Heading_20_2" style:display-name="Heading 2" style:family="paragraph" style:next-style-name="Normal" style:default-outline-level="2" style:class="text">
      <style:paragraph-properties fo:margin-left="0.058cm" fo:margin-right="0cm" fo:margin-top="0cm" fo:margin-bottom="0cm" style:contextual-spacing="false" fo:keep-together="always" fo:hyphenation-ladder-count="no-limit" fo:text-indent="-0.018cm" style:auto-text-indent="false" fo:keep-with-next="always">
        <style:tab-stops/>
      </style:paragraph-properties>
      <style:text-properties fo:color="#0f4761" loext:opacity="100%" style:font-name="Calibri" fo:font-family="Calibri" style:font-family-generic="swiss" style:font-pitch="variable" fo:font-size="20pt" fo:font-weight="bold" style:font-name-asian="Calibri" style:font-family-asian="Calibri" style:font-family-generic-asian="swiss" style:font-pitch-asian="variable" style:font-size-asian="20pt" style:font-weight-asian="bold" style:font-name-complex="Calibri" style:font-family-complex="Calibri" style:font-family-generic-complex="swiss" style:font-pitch-complex="variable" fo:hyphenate="false" fo:hyphenation-remain-char-count="2" fo:hyphenation-push-char-count="2" loext:hyphenation-no-caps="false"/>
    </style:style>
    <style:style style:name="Heading_20_3" style:display-name="Heading 3" style:family="paragraph" style:next-style-name="Normal" style:default-outline-level="3" style:class="text">
      <style:paragraph-properties fo:margin-left="0.018cm" fo:margin-right="0cm" fo:line-height="107%"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1" style:display-name="WW_CharLFO4LVL1"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2" style:display-name="WW_CharLFO4LVL2"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3" style:display-name="WW_CharLFO4LVL3"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4" style:display-name="WW_CharLFO4LVL4"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5" style:display-name="WW_CharLFO4LVL5"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6" style:display-name="WW_CharLFO4LVL6"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7" style:display-name="WW_CharLFO4LVL7"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8" style:display-name="WW_CharLFO4LVL8"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WW_5f_CharLFO4LVL9" style:display-name="WW_CharLFO4LVL9"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1pt" fo:font-style="normal" style:text-underline-style="none" fo:font-weight="normal" fo:background-color="transparent" style:font-name-asian="Wingdings" style:font-family-asian="Wingdings" style:font-family-generic-asian="system" style:font-pitch-asian="variable" style:font-charset-asian="x-symbol" style:font-size-asian="11pt" style:font-style-asian="normal" style:font-weight-asian="normal" style:font-name-complex="Wingdings" style:font-family-complex="Wingdings" style:font-family-generic-complex="system" style:font-pitch-complex="variable" style:font-charset-complex="x-symbol" style:font-size-complex="11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margin-left="0.042cm" fo:margin-right="0cm" fo:margin-top="0cm" fo:margin-bottom="0cm" style:contextual-spacing="false" fo:line-height="107%" fo:text-align="center" style:justify-single-word="false" fo:text-indent="0cm" style:auto-text-indent="false">
        <style:tab-stops/>
      </style:paragraph-properties>
    </style:style>
    <style:style style:name="MT1" style:family="text">
      <style:text-properties fo:color="#156082" loext:opacity="100%" fo:font-size="28pt" fo:font-weight="bold" style:font-size-asian="28pt" style:font-weight-asian="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7cm" fo:margin-left="2.54cm" fo:margin-right="2.57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1.288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REPORT </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22:29:14.231997472</meta:creation-date>
    <dc:date>2024-05-14T13:29:32.931448898</dc:date>
    <meta:editing-duration>PT2H5M36S</meta:editing-duration>
    <meta:editing-cycles>21</meta:editing-cycles>
    <meta:generator>LibreOffice/7.3.7.2$Linux_X86_64 LibreOffice_project/30$Build-2</meta:generator>
    <meta:document-statistic meta:table-count="0" meta:image-count="0" meta:object-count="0" meta:page-count="6" meta:paragraph-count="109" meta:word-count="1440" meta:character-count="9298" meta:non-whitespace-character-count="7904"/>
  </office:meta>
</office:document-meta>
</file>